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20pt" fo:font-weight="bold" fo:background-color="transparent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0c8067" fo:background-color="transparent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8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18218d"/>
    </style:style>
    <style:style style:name="P9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8218d" officeooo:paragraph-rsid="0018218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8218d" officeooo:paragraph-rsid="0018218d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18218d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italic" fo:font-weight="bold" officeooo:paragraph-rsid="0018218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background-color="transparent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205d4a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rsid="00205d4a" officeooo:paragraph-rsid="00205d4a" fo:background-color="transparent" style:font-size-asian="12pt" style:font-size-complex="12pt"/>
    </style:style>
    <style:style style:name="P18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" fo:font-size="12pt" fo:font-weight="bold" officeooo:rsid="00205d4a" officeooo:paragraph-rsid="00205d4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0e4920" fo:background-color="transparent" style:font-size-asian="12pt" style:font-weight-asian="bold" style:font-size-complex="12pt" style:font-weight-complex="bold"/>
    </style:style>
    <style:style style:name="P20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c8f37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c8f37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c8f37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5dc4a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d1fa1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ef0e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0abf4" style:font-weight-asian="bold" style:font-weight-complex="bold"/>
    </style:style>
    <style:style style:name="P28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style:font-name="Arial" officeooo:rsid="002aa772" officeooo:paragraph-rsid="002aa772"/>
    </style:style>
    <style:style style:name="P29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style:font-name="Arial" officeooo:rsid="0021b4cc" officeooo:paragraph-rsid="0021b4cc"/>
    </style:style>
    <style:style style:name="P30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" fo:font-size="12pt" fo:font-weight="bold" officeooo:rsid="0021b4cc" officeooo:paragraph-rsid="0021b4cc" fo:background-color="transparent" style:font-size-asian="12pt" style:font-weight-asian="bold" style:font-size-complex="12pt" style:font-weight-complex="bold"/>
    </style:style>
    <style:style style:name="P31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21b4cc" officeooo:paragraph-rsid="0021b4cc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9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normal" fo:font-weight="normal" officeooo:paragraph-rsid="001166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normal" fo:font-weight="normal" officeooo:paragraph-rsid="001166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1a7ff" style:font-weight-asian="bold" style:font-weight-complex="bold"/>
    </style:style>
    <style:style style:name="P35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2a3d54" officeooo:paragraph-rsid="002a3d54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0e86af" officeooo:paragraph-rsid="002a3d5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0e86af" officeooo:paragraph-rsid="0011a7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5eac4" style:font-weight-asian="bold" style:font-weight-complex="bold"/>
    </style:style>
    <style:style style:name="P39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P40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9adb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4pt" fo:font-weight="bold" officeooo:paragraph-rsid="00174f9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74f91" style:font-weight-asian="bold" style:font-weight-complex="bold"/>
    </style:style>
    <style:style style:name="P43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P44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342bf4" officeooo:paragraph-rsid="00342bf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342bf4" officeooo:paragraph-rsid="00342bf4" style:font-size-asian="12pt" style:font-weight-asian="normal" style:font-size-complex="12pt" style:font-weight-complex="normal"/>
    </style:style>
    <style:style style:name="P46" style:family="paragraph" style:parent-style-name="Standard" style:list-style-name="L13">
      <style:paragraph-properties fo:margin-top="0cm" fo:margin-bottom="0cm" style:contextual-spacing="false" fo:line-height="150%" fo:text-align="justify" style:justify-single-word="false"/>
      <style:text-properties style:font-name="Arial" fo:font-size="12pt" fo:font-style="normal" fo:font-weight="normal" officeooo:rsid="00342bf4" officeooo:paragraph-rsid="00342bf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style="italic" fo:font-weight="bold" officeooo:rsid="00342bf4" officeooo:paragraph-rsid="00342bf4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6af"/>
    </style:style>
    <style:style style:name="T3" style:family="text">
      <style:text-properties officeooo:rsid="00205d4a"/>
    </style:style>
    <style:style style:name="T4" style:family="text">
      <style:text-properties officeooo:rsid="00246dc3"/>
    </style:style>
    <style:style style:name="T5" style:family="text">
      <style:text-properties officeooo:rsid="000c0152"/>
    </style:style>
    <style:style style:name="T6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officeooo:rsid="000c015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font-name="Arial" fo:font-size="12pt" fo:font-weight="normal" officeooo:rsid="0020ff90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20ff9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style:font-name="Arial" fo:font-size="12pt" fo:font-weight="normal" officeooo:rsid="001dd734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15" style:family="text">
      <style:text-properties fo:color="#000000" loext:opacity="100%" fo:font-size="14pt" officeooo:rsid="001033c8" fo:background-color="transparent" loext:char-shading-value="0" style:font-size-asian="14pt" style:font-size-complex="14pt"/>
    </style:style>
    <style:style style:name="T16" style:family="text">
      <style:text-properties fo:color="#000000" loext:opacity="100%" fo:font-size="14pt" officeooo:rsid="000e86af" fo:background-color="transparent" loext:char-shading-value="0" style:font-size-asian="14pt" style:font-size-complex="14pt"/>
    </style:style>
    <style:style style:name="T17" style:family="text">
      <style:text-properties fo:color="#000000" loext:opacity="100%" fo:font-size="14pt" officeooo:rsid="002b094e" fo:background-color="transparent" loext:char-shading-value="0" style:font-size-asian="14pt" style:font-size-complex="14pt"/>
    </style:style>
    <style:style style:name="T18" style:family="text">
      <style:text-properties fo:color="#000000" loext:opacity="100%" fo:font-size="12pt" fo:font-weight="normal" officeooo:rsid="002a3d54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color="#000000" loext:opacity="100%" fo:font-size="12pt" fo:font-weight="bold" officeooo:rsid="00205d4a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color="#000000" loext:opacity="100%" fo:font-size="12pt" fo:font-weight="normal" officeooo:rsid="00205d4a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officeooo:rsid="00289d1a"/>
    </style:style>
    <style:style style:name="T24" style:family="text">
      <style:text-properties officeooo:rsid="0021b4cc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1a7ff" style:font-size-asian="14pt" style:font-size-complex="14pt"/>
    </style:style>
    <style:style style:name="T27" style:family="text">
      <style:text-properties fo:font-size="14pt" officeooo:rsid="000e86af" style:font-size-asian="14pt" style:font-size-complex="14pt"/>
    </style:style>
    <style:style style:name="T28" style:family="text">
      <style:text-properties fo:font-size="14pt" officeooo:rsid="002a3d54" style:font-size-asian="14pt" style:font-size-complex="14pt"/>
    </style:style>
    <style:style style:name="T29" style:family="text">
      <style:text-properties officeooo:rsid="002a3d54"/>
    </style:style>
    <style:style style:name="T30" style:family="text">
      <style:text-properties fo:color="#000000" loext:opacity="100%" fo:background-color="transparent" loext:char-shading-value="0"/>
    </style:style>
    <style:style style:name="T31" style:family="text">
      <style:text-properties fo:font-size="14pt" officeooo:rsid="0015eac4" style:font-size-asian="14pt" style:font-size-complex="14pt"/>
    </style:style>
    <style:style style:name="T32" style:family="text">
      <style:text-properties fo:font-size="14pt" officeooo:rsid="00174f91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🧩 OBJETIVO</text:p>
      <text:p text:style-name="P2">Executar localmente um sistema simples de <text:span text:style-name="T1">Produtores</text:span> e <text:span text:style-name="T1">Consumidores</text:span> em Java, que se comunicam via <text:span text:style-name="T1">RabbitMQ</text:span>, simulando o consumo de produtos A e B.</text:p>
      <text:p text:style-name="P2"/>
      <text:p text:style-name="P3">⚙️ <text:span text:style-name="T2">1º) </text:span>Pré-requisitos</text:p>
      <text:p text:style-name="P2"><text:tab/>Antes de qualquer comando, <text:span text:style-name="T3">confirme a instalação </text:span>e <text:span text:style-name="T3">configuração do ambiente</text:span>:</text:p>
      <text:p text:style-name="P2"/>
      <text:p text:style-name="P4">🧠 1. Java JD<text:span text:style-name="T4">K</text:span> (versão 20 recomendada)</text:p>
      <text:list text:style-name="L1">
        <text:list-item>
          <text:list>
            <text:list-item>
              <text:p text:style-name="P5">Digite no terminal:</text:p>
            </text:list-item>
          </text:list>
        </text:list-item>
      </text:list>
      <text:p text:style-name="P2"><text:tab/><text:tab/>java -version</text:p>
      <text:p text:style-name="P6"><text:span text:style-name="T5"><text:tab/><text:tab/>j</text:span>avac -version</text:p>
      <text:list text:style-name="L2">
        <text:list-item>
          <text:list>
            <text:list-item>
              <text:p text:style-name="P7">Se aparecer algo como java version "20.x", ótimo.</text:p>
            </text:list-item>
            <text:list-item>
              <text:p text:style-name="P7">Se aparecer 1.8.0_…, você ainda está com o Java 8 – instale o JDK 20.</text:p>
            </text:list-item>
            <text:list-item>
              <text:p text:style-name="P7">Depois atualize o PATH para o novo Java.</text:p>
            </text:list-item>
          </text:list>
        </text:list-item>
      </text:list>
      <text:p text:style-name="P2"/>
      <text:p text:style-name="P4">🐇 2. RabbitMQ e Erlang</text:p>
      <text:list xml:id="list2745115517" text:style-name="L3">
        <text:list-item>
          <text:list>
            <text:list-item>
              <text:p text:style-name="P8"><text:span text:style-name="T6">Instale RabbitMQ </text:span><text:span text:style-name="T7">e o </text:span><text:span text:style-name="Strong_20_Emphasis"><text:span text:style-name="T7">Erlang </text:span></text:span><text:span text:style-name="T6">localmente.</text:span></text:p>
            </text:list-item>
            <text:list-item>
              <text:p text:style-name="P9">Verificar se o RabbitMQ está rodando:</text:p>
            </text:list-item>
          </text:list>
        </text:list-item>
      </text:list>
      <text:p text:style-name="P10"><text:tab/><text:tab/><text:span text:style-name="T8">rabbitmqctl status</text:span></text:p>
      <text:list text:style-name="L4">
        <text:list-item>
          <text:list>
            <text:list-item>
              <text:p text:style-name="P11">Se o RabbitMQ não estiver rodando, executar:</text:p>
              <text:list>
                <text:list-header>
                  <text:p text:style-name="P12">rabbitmq-server</text:p>
                </text:list-header>
              </text:list>
            </text:list-item>
          </text:list>
        </text:list-item>
      </text:list>
      <text:list text:continue-list="list2745115517" text:style-name="L3">
        <text:list-item>
          <text:list>
            <text:list-item>
              <text:p text:style-name="P13"><text:span text:style-name="T6">Após </text:span><text:span text:style-name="T9">tudo Ok</text:span><text:span text:style-name="T6">, abra o </text:span><text:span text:style-name="Strong_20_Emphasis"><text:span text:style-name="T6">Painel de Gerenciamento</text:span></text:span><text:span text:style-name="T6">:</text:span></text:p>
            </text:list-item>
          </text:list>
        </text:list-item>
      </text:list>
      <text:p text:style-name="P14"><text:span text:style-name="Source_20_Text"><text:span text:style-name="T10"><text:tab/><text:tab/>http://localhost:15672/</text:span></text:span></text:p>
      <text:p text:style-name="P14"><text:span text:style-name="T6"><text:tab/><text:tab/>Usuário padrão: </text:span><text:span text:style-name="Source_20_Text"><text:span text:style-name="T10">guest</text:span></text:span></text:p>
      <text:p text:style-name="P14"><text:span text:style-name="T6"><text:tab/><text:tab/>Senha padrão: </text:span><text:span text:style-name="Source_20_Text"><text:span text:style-name="T10">guest</text:span></text:span></text:p>
      <text:list text:style-name="L5">
        <text:list-item>
          <text:list>
            <text:list-item>
              <text:p text:style-name="P15">Se o painel <text:span text:style-name="T11">abrir</text:span>, o servidor RabbitMQ está rodando corretamente.</text:p>
            </text:list-item>
          </text:list>
        </text:list-item>
      </text:list>
      <text:p text:style-name="P2"/>
      <text:p text:style-name="P16">📁 <text:span text:style-name="T3">3</text:span>. <text:span text:style-name="T3">Projeto Baixado</text:span></text:p>
      <text:list text:style-name="L6">
        <text:list-item>
          <text:list>
            <text:list-item>
              <text:p text:style-name="P17">Baixe o projeto <text:span text:style-name="T1">“cluster-mensageria”</text:span><text:span text:style-name="T12"> do GitHub.</text:span></text:p>
            </text:list-item>
            <text:list-item>
              <text:p text:style-name="P18">Grave o local onde ele foi baixado! É importante para execução!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19"><text:soft-page-break/>📦 <text:span text:style-name="T3">4</text:span>. Estrutura de Pastas</text:p>
      <text:list text:style-name="L7">
        <text:list-item>
          <text:list>
            <text:list-item>
              <text:p text:style-name="P20">Seu projeto deve estar assim: </text:p>
            </text:list-item>
          </text:list>
        </text:list-item>
      </text:list>
      <text:p text:style-name="P21"><text:span text:style-name="T6"><text:tab/></text:span>📂 <text:span text:style-name="T6">cluster-mensageria/</text:span></text:p>
      <text:p text:style-name="P22"><text:tab/> │</text:p>
      <text:p text:style-name="P21"><text:span text:style-name="T6"><text:tab/> ├── </text:span>📂<text:span text:style-name="T13">bat</text:span><text:span text:style-name="T6">/</text:span></text:p>
      <text:p text:style-name="P22"><text:tab/> │ <text:s text:c="6"/>├── 📄compile.bat</text:p>
      <text:p text:style-name="P23"><text:tab/> │ <text:s text:c="6"/>└── 📄run_all.bat</text:p>
      <text:p text:style-name="P24"><text:tab/> │</text:p>
      <text:p text:style-name="P21"><text:span text:style-name="T6"><text:tab/> ├── </text:span>📂 <text:span text:style-name="T6">libs/</text:span></text:p>
      <text:p text:style-name="P22"><text:tab/> │ <text:s text:c="6"/>├── 📄amqp-client-5.27.0.jar</text:p>
      <text:p text:style-name="P22"><text:tab/> │ <text:s text:c="6"/>├── 📄netty-buffer-4.1.128.Final.jar</text:p>
      <text:p text:style-name="P22"><text:tab/> │ <text:s text:c="6"/>├── 📄netty-codec-4.1.128.Final.jar</text:p>
      <text:p text:style-name="P22"><text:tab/> │ <text:s text:c="6"/>├── 📄netty-common-4.1.128.Final.jar</text:p>
      <text:p text:style-name="P22"><text:tab/> │ <text:s text:c="6"/>├── 📄netty-handler-4.1.128.Final.jar</text:p>
      <text:p text:style-name="P22"><text:tab/> │ <text:s text:c="6"/>├── 📄netty-resolver-4.1.128.Final.jar</text:p>
      <text:p text:style-name="P22"><text:tab/> │ <text:s text:c="6"/>├── 📄netty-transport-4.1.128.Final.jar</text:p>
      <text:p text:style-name="P22"><text:tab/> │ <text:s text:c="6"/>├── 📄slf4j-api-2.0.17.jar</text:p>
      <text:p text:style-name="P22"><text:tab/> │ <text:s text:c="6"/>└── 📄slf4j-simple-2.0.17.jar</text:p>
      <text:p text:style-name="P24"><text:tab/> │</text:p>
      <text:p text:style-name="P25"><text:tab/> └── 📂src/</text:p>
      <text:p text:style-name="P25"><text:tab/><text:tab/>└── 📂main/</text:p>
      <text:p text:style-name="P26"><text:tab/><text:tab/> <text:s text:c="9"/>└── 📂java/</text:p>
      <text:p text:style-name="P26"><text:s text:c="41"/>└── 📂com/</text:p>
      <text:p text:style-name="P26"><text:s text:c="51"/>└── 📂feevale/</text:p>
      <text:p text:style-name="P26"><text:s text:c="61"/>├── 📂common/</text:p>
      <text:p text:style-name="P25"><text:s text:c="61"/>│ <text:s text:c="6"/>├── 📄RabbitMQConfig.<text:span text:style-name="T3">class</text:span></text:p>
      <text:p text:style-name="P26"><text:s text:c="61"/>│ <text:s text:c="6"/>├── 📄RabbitMQConfig.java</text:p>
      <text:p text:style-name="P26"><text:s text:c="61"/>│ <text:s text:c="6"/>├── 📄RabbitMQQueues.<text:span text:style-name="T3">class</text:span></text:p>
      <text:p text:style-name="P26"><text:s text:c="61"/>│ <text:s text:c="6"/>└── 📄RabbitMQQueues.java</text:p>
      <text:p text:style-name="P26"><text:s text:c="61"/>├── 📂producer/</text:p>
      <text:p text:style-name="P26"><text:s text:c="61"/>│ <text:s text:c="6"/>├── 📄Producer.<text:span text:style-name="T3">class</text:span></text:p>
      <text:p text:style-name="P26"><text:s text:c="61"/>│ <text:s text:c="6"/>└── 📄Producer.java</text:p>
      <text:p text:style-name="P26"><text:s text:c="61"/>└── 📂consumer/</text:p>
      <text:p text:style-name="P26"><text:s text:c="70"/>├── 📄Consumer.<text:span text:style-name="T3">class</text:span></text:p>
      <text:p text:style-name="P26"><text:s text:c="70"/>└── 📄Consumer.java</text:p>
      <text:p text:style-name="P27"><text:soft-page-break/><text:span text:style-name="T14">🔧 </text:span><text:span text:style-name="T15">2</text:span><text:span text:style-name="T16">º) Compilar os </text:span><text:span text:style-name="T17">A</text:span><text:span text:style-name="T16">rquivos .java</text:span></text:p>
      <text:list text:style-name="L8">
        <text:list-item>
          <text:list>
            <text:list-item>
              <text:p text:style-name="P28">Ajustar as configurações (Host, Usuário e Senha) do seu <text:span text:style-name="T18">RabbitMQ </text:span><text:span text:style-name="T19">no arquivo </text:span><text:span text:style-name="T20">“RabbitMQConfig.java”</text:span><text:span text:style-name="T19">.</text:span></text:p>
            </text:list-item>
            <text:list-item>
              <text:p text:style-name="P29">Dentro do projeto <text:span text:style-name="T21">“cluster-mensageria”</text:span><text:span text:style-name="T22"> </text:span><text:span text:style-name="T19">haverá uma pasta </text:span><text:span text:style-name="T20">“bat”</text:span><text:span text:style-name="T19">:</text:span></text:p>
              <text:list>
                <text:list-item>
                  <text:p text:style-name="P30">Abra os dois <text:span text:style-name="T23">BAT</text:span>’s e altere o BASE_DIR para o local onde você baixou o projeto.</text:p>
                </text:list-item>
                <text:list-item>
                  <text:p text:style-name="P31">Após alterados os dois arquivos .BAT’<text:span text:style-name="T23">s</text:span>, pelo CMD, entrar na basta dos <text:span text:style-name="T23">BAT’s</text:span> do projeto e executar o <text:span text:style-name="T1">“compile.bat”</text:span>: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2">Isso vai <text:span text:style-name="T24">re</text:span>gerar os arquivos .class nas pastas <text:span text:style-name="T24">dos aquivos .java do projeto</text:span>.</text:p>
                    </text:list-item>
                    <text:list-item>
                      <text:p text:style-name="P32">Se não aparecer nenhum erro nem mensagem, está tudo certo (Java é silencioso ao compilar com sucesso).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4"><text:span text:style-name="T25">▶️ </text:span><text:span text:style-name="T26">3</text:span><text:span text:style-name="T27">º) Executar o </text:span><text:span text:style-name="T28">S</text:span><text:span text:style-name="T27">istema</text:span></text:p>
      <text:list text:style-name="L10">
        <text:list-item>
          <text:list>
            <text:list-item>
              <text:p text:style-name="P35">Para executar o sistema, ainda na pasta dos BAT’s no CMD, rodar o segundo .BAT <text:span text:style-name="T1">“run_all.bat”</text:span>:</text:p>
              <text:list>
                <text:list-item>
                  <text:p text:style-name="P36"><text:span text:style-name="T29">Esse BAT</text:span> abrirá várias janelas CMD: 2 produtores + 4 consumidores, <text:span text:style-name="T29">simulando o cenário descrito.</text:span></text:p>
                </text:list-item>
                <text:list-item>
                  <text:p text:style-name="P35">Monitorar as filas também no painel do <text:span text:style-name="T30">RabbitMQ.</text:span></text:p>
                </text:list-item>
              </text:list>
            </text:list-item>
          </text:list>
        </text:list-item>
      </text:list>
      <text:p text:style-name="P37"/>
      <text:p text:style-name="P38"><text:span text:style-name="T25">🧠 </text:span><text:span text:style-name="T31">4</text:span><text:span text:style-name="T25">º) O que </text:span><text:span text:style-name="T28">E</text:span><text:span text:style-name="T25">sperar ao </text:span><text:span text:style-name="T28">R</text:span><text:span text:style-name="T25">odar</text:span></text:p>
      <text:list text:style-name="L11">
        <text:list-item>
          <text:list>
            <text:list-item>
              <text:p text:style-name="P39">Cada Produtor vai enviar mensagens para uma fila (produtoA ou produtoB).</text:p>
            </text:list-item>
            <text:list-item>
              <text:p text:style-name="P39">Cada Consumidor vai:</text:p>
              <text:list>
                <text:list-item>
                  <text:p text:style-name="P39">Escolher aleatoriamente uma fila para consumir.</text:p>
                </text:list-item>
                <text:list-item>
                  <text:p text:style-name="P39">Imprimir mensagens como:</text:p>
                  <text:p text:style-name="P40">Consumidor1 aguardando mensagens na fila produtoA (consumo 6000 ms)</text:p>
                  <text:p text:style-name="P40">[Consumidor1] Recebido: ProdutoA - Mensagem #1</text:p>
                  <text:p text:style-name="P40">[Consumidor1] Finalizou consumo de uma mensagem.</text:p>
                </text:list-item>
              </text:list>
            </text:list-item>
          </text:list>
        </text:list-item>
      </text:list>
      <text:p text:style-name="P41"/>
      <text:p text:style-name="P42"><text:span text:style-name="T25">🚀 <text:s/></text:span><text:span text:style-name="T32">5</text:span><text:span text:style-name="T25">º) Encerrando</text:span></text:p>
      <text:list xml:id="list224749636" text:style-name="L12">
        <text:list-item>
          <text:list>
            <text:list-item>
              <text:p text:style-name="P43">Para parar todos: feche as janelas CMD</text:p>
            </text:list-item>
            <text:list-item>
              <text:p text:style-name="P44">Para consultar as filas do RabbitMQ:</text:p>
            </text:list-item>
          </text:list>
        </text:list-item>
      </text:list>
      <text:p text:style-name="P45"><text:tab/><text:tab/><text:span text:style-name="T8">rabbitmqctl list_queues</text:span></text:p>
      <text:list text:style-name="L13">
        <text:list-item>
          <text:list>
            <text:list-item>
              <text:p text:style-name="P46">Para deletar uma fila específica:</text:p>
            </text:list-item>
          </text:list>
        </text:list-item>
      </text:list>
      <text:p text:style-name="P47"><text:soft-page-break/><text:tab/><text:tab/>rabbitmqctl delete_queue NOME_DA_FILA</text:p>
      <text:p text:style-name="P47"><text:tab/><text:tab/>Exemplo:</text:p>
      <text:p text:style-name="P47"><text:tab/><text:tab/><text:tab/>rabbitmqctl delete_queue queue_product_A</text:p>
      <text:p text:style-name="P47"><text:tab/><text:tab/><text:tab/>rabbitmqctl delete_queue queue_product_B</text:p>
      <text:list text:continue-list="list224749636" text:style-name="L12">
        <text:list-item>
          <text:list>
            <text:list-item>
              <text:p text:style-name="P43">Se quiser apenas encerrar o RabbitMQ:</text:p>
            </text:list-item>
          </text:list>
        </text:list-item>
      </text:list>
      <text:p text:style-name="P48"><text:tab/><text:tab/><text:span text:style-name="T8">rabbitmqctl sto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40:20.993404000</meta:creation-date>
    <dc:date>2025-10-31T22:45:59.475953100</dc:date>
    <meta:editing-duration>PT2H36M51S</meta:editing-duration>
    <meta:editing-cycles>36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90" meta:word-count="509" meta:character-count="4186" meta:non-whitespace-character-count="2838"/>
  </office:meta>
</office:document-meta>
</file>